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ableContainers.of( Class &lt; ? extends Annotation &gt; repeatable , @ Nullable Class &lt; ? extends Annotation &gt;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peatableContainers.NoRepeatableContai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Containers.RepeatableContainers( @ Nullable RepeatableContainers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Containers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ableContainer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RepeatableContain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RepeatableContainers.findRepeatedAnnotations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licitRepeatableContainer.deduceContainer( Class &lt; ? extends Annotation &gt; repea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ableContainer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RepeatableContainers.computeRepeatedAnnotationsMethod( Class &lt; ? extends Annotation &gt; annotation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eatableContainers.standardRepea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RepeatableContainer.ExplicitRepeatableContainer( @ Nullable RepeatableContainers parent , Class &lt; ? extends Annotation &gt; repeatable , @ Nullable Class &lt; ? extends Annotation &gt; contain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plicitRepeatableContainer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RepeatableContainers.StandardRepeatableContai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RepeatableContainer.findRepeatedAnnotations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RepeatableContainers.getRepeatedAnnotationsMethod( Class &lt; ? extends Annotation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ableContainers.and( Class &lt; ? extends Annotation &gt; container , Class &lt; ? extends Annotation &gt; repea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Containers.findRepeatedAnnotations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